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53cm" fo:min-width="3.31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3cm" fo:min-width="1.909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167cm" fo:min-width="4.83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18cm" fo:min-width="0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3cm" fo:min-width="2.144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3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.814cm" svg:height="1.103cm" svg:x="10.622cm" svg:y="3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409cm" svg:height="1.663cm" svg:x="12.2cm" svg:y="2.537cm">
          <draw:text-box>
            <text:p><text:span text:style-name="T1">V</text:span><text:span text:style-name="T2"> </text:span></text:p>
          </draw:text-box>
        </draw:frame>
        <draw:connector draw:style-name="gr3" draw:text-style-name="P3" draw:layer="layout" draw:line-skew="2.004cm" svg:x1="14.436cm" svg:y1="4.458cm" svg:x2="17.556cm" svg:y2="4.517cm" draw:start-shape="id1" draw:start-glue-point="1" draw:end-shape="id2" draw:end-glue-point="6" svg:d="M14436 4458h3564v59h-444" svg:viewBox="0 0 3565 60">
          <text:p/>
        </draw:connector>
        <draw:frame draw:style-name="gr4" draw:text-style-name="P5" draw:layer="layout" svg:width="5.336cm" svg:height="3.417cm" svg:x="10.889cm" svg:y="5.215cm">
          <draw:text-box>
            <text:p text:style-name="P4"><text:span text:style-name="T3">R</text:span><text:span text:style-name="T4">eq </text:span><text:span text:style-name="T3">= R</text:span><text:span text:style-name="T4">5</text:span></text:p>
          </draw:text-box>
        </draw:frame>
        <draw:custom-shape draw:style-name="gr5" draw:text-style-name="P3" xml:id="id3" draw:id="id3" draw:layer="layout" svg:width="0.532cm" svg:height="0.518cm" svg:x="7.6cm" svg:y="4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0.532cm" svg:height="0.518cm" svg:x="17.556cm" svg:y="4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6" draw:text-style-name="P6" draw:layer="layout" svg:x1="17.783cm" svg:y1="6.774cm" svg:x2="17.783cm" svg:y2="7.89cm">
            <text:p/>
          </draw:line>
          <draw:line draw:style-name="gr6" draw:text-style-name="P6" draw:layer="layout" svg:x1="16.052cm" svg:y1="7.9cm" svg:x2="19.514cm" svg:y2="7.9cm">
            <text:p/>
          </draw:line>
          <draw:line draw:style-name="gr6" draw:text-style-name="P6" draw:layer="layout" svg:x1="16.054cm" svg:y1="9.022cm" svg:x2="19.516cm" svg:y2="9.022cm">
            <text:p/>
          </draw:line>
          <draw:line draw:style-name="gr6" draw:text-style-name="P6" draw:layer="layout" svg:x1="17.783cm" svg:y1="9.016cm" svg:x2="17.783cm" svg:y2="10.132cm">
            <text:p/>
          </draw:line>
        </draw:g>
        <draw:line draw:style-name="gr7" draw:text-style-name="P6" draw:layer="layout" svg:x1="20.191cm" svg:y1="6.575cm" svg:x2="20.191cm" svg:y2="9.979cm">
          <text:p/>
        </draw:line>
        <draw:frame draw:style-name="gr8" draw:text-style-name="P7" draw:layer="layout" svg:width="2.644cm" svg:height="2.233cm" svg:x="14.737cm" svg:y="9.036cm">
          <draw:text-box>
            <text:p>C</text:p>
          </draw:text-box>
        </draw:frame>
        <draw:connector draw:style-name="gr9" draw:text-style-name="P8" draw:layer="layout" draw:type="line" svg:x1="10.622cm" svg:y1="4.458cm" svg:x2="8.132cm" svg:y2="4.444cm" draw:start-shape="id1" draw:start-glue-point="3" draw:end-shape="id3" draw:end-glue-point="10" svg:d="M10622 4458l-2490-14" svg:viewBox="0 0 2491 15">
          <text:p/>
        </draw:connector>
        <draw:connector draw:style-name="gr9" draw:text-style-name="P8" draw:layer="layout" draw:type="line" svg:x1="17.822cm" svg:y1="4.776cm" svg:x2="17.784cm" svg:y2="6.774cm" draw:start-shape="id2" draw:end-shape="id4" draw:end-glue-point="0" svg:d="M17822 4776l-38 1998" svg:viewBox="0 0 39 1999">
          <text:p/>
        </draw:connector>
        <draw:connector draw:style-name="gr9" draw:text-style-name="P8" xml:id="id5" draw:id="id5" draw:layer="layout" draw:type="line" svg:x1="7.89cm" svg:y1="13.521cm" svg:x2="7.866cm" svg:y2="4.703cm" draw:end-shape="id3" draw:end-glue-point="8" svg:d="M7890 13521l-24-8818" svg:viewBox="0 0 25 8819">
          <text:p/>
        </draw:connector>
        <draw:line draw:style-name="gr7" draw:text-style-name="P6" draw:layer="layout" svg:x1="18.449cm" svg:y1="3.663cm" svg:x2="15.985cm" svg:y2="3.663cm">
          <text:p/>
        </draw:line>
        <draw:frame draw:style-name="gr10" draw:text-style-name="P5" draw:layer="layout" svg:width="2.822cm" svg:height="1.7cm" svg:x="16.8cm" svg:y="2.2cm">
          <draw:text-box>
            <text:p text:style-name="P4"><text:span text:style-name="T3">I</text:span><text:span text:style-name="T4">x</text:span></text:p>
          </draw:text-box>
        </draw:frame>
        <draw:frame draw:style-name="gr11" draw:text-style-name="P7" draw:layer="layout" svg:width="2.49cm" svg:height="1.663cm" svg:x="18.609cm" svg:y="10.577cm">
          <draw:text-box>
            <text:p>-</text:p>
          </draw:text-box>
        </draw:frame>
        <draw:frame draw:style-name="gr11" draw:text-style-name="P7" draw:layer="layout" svg:width="0.2cm" svg:height="1.663cm" svg:x="13.6cm" svg:y="2.537cm">
          <draw:text-box>
            <text:p>+</text:p>
          </draw:text-box>
        </draw:frame>
        <draw:connector draw:style-name="gr9" draw:text-style-name="P8" draw:layer="layout" draw:type="line" svg:x1="7.89cm" svg:y1="13.521cm" svg:x2="17.789cm" svg:y2="13.6cm" draw:start-shape="id5" draw:start-glue-point="2" draw:end-shape="id6" draw:end-glue-point="2" svg:d="M7890 13521l9899 79" svg:viewBox="0 0 9900 80">
          <text:p/>
        </draw:connector>
        <draw:connector draw:style-name="gr9" draw:text-style-name="P8" xml:id="id6" draw:id="id6" draw:layer="layout" draw:type="line" svg:x1="17.789cm" svg:y1="13.6cm" svg:x2="17.784cm" svg:y2="10.133cm" draw:end-shape="id4" draw:end-glue-point="2" svg:d="M17789 13600l-5-3467" svg:viewBox="0 0 6 3468">
          <text:p/>
        </draw:connector>
        <draw:frame draw:style-name="gr11" draw:text-style-name="P7" draw:layer="layout" svg:width="2.491cm" svg:height="1.663cm" svg:x="11.333cm" svg:y="2.537cm">
          <draw:text-box>
            <text:p>-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7:38:58.282352340</meta:creation-date>
    <dc:date>2021-04-07T01:45:06.258136057</dc:date>
    <meta:editing-duration>PT43M43S</meta:editing-duration>
    <meta:editing-cycles>8</meta:editing-cycles>
    <meta:generator>LibreOffice/6.4.6.2$Linux_X86_64 LibreOffice_project/40$Build-2</meta:generator>
    <meta:document-statistic meta:object-count="46"/>
  </office:meta>
</office:document-meta>
</file>